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table:formula="of:=([.E3]/360)*255" office:value-type="float" office:value="0" calcext:value-type="float">
            <text:p>0</text:p>
          </table:table-cell>
          <table:table-cell table:style-name="ce2" table:formula="of:=[.F3]*255" office:value-type="float" office:value="86.8681318681319" calcext:value-type="float">
            <text:p>86.8681318681</text:p>
          </table:table-cell>
          <table:table-cell table:style-name="ce2" table:formula="of:=[.G3]*255" office:value-type="float" office:value="151.666666666667" calcext:value-type="float">
            <text:p>151.6666666667</text:p>
          </table:table-cell>
        </table:table-row>
        <table:table-row table:style-name="ro1">
          <table:table-cell table:style-name="ce2" table:formula="of:=[.A2]/255" office:value-type="float" office:value="1" calcext:value-type="float">
            <text:p>1</text:p>
          </table:table-cell>
          <table:table-cell table:formula="of:=[.B2]/255" office:value-type="float" office:value="0.392156862745098" calcext:value-type="float">
            <text:p>0.3921568627</text:p>
          </table:table-cell>
          <table:table-cell table:style-name="ce2" table:formula="of:=[.C2]/255" office:value-type="float" office:value="0.392156862745098" calcext:value-type="float">
            <text:p>0.3921568627</text:p>
          </table:table-cell>
          <table:table-cell/>
          <table:table-cell table:style-name="ce2" table:formula="of:=[.B18]" office:value-type="float" office:value="0" calcext:value-type="float">
            <text:p>0</text:p>
          </table:table-cell>
          <table:table-cell table:style-name="ce2" table:formula="of:=[.B13]" office:value-type="float" office:value="0.340659340659341" calcext:value-type="float">
            <text:p>0.3406593407</text:p>
          </table:table-cell>
          <table:table-cell table:style-name="ce2" table:formula="of:=[.B10]" office:value-type="float" office:value="0.594771241830065" calcext:value-type="float">
            <text:p>0.5947712418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RGB to HSI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formula="of:=(1/3)*([.A3]+[.B3]+[.C3])" office:value-type="float" office:value="0.594771241830065" calcext:value-type="float">
            <text:p>0.5947712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A3:.C3])" office:value-type="float" office:value="0.392156862745098" calcext:value-type="float">
            <text:p>0.3921568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 S</text:p>
          </table:table-cell>
          <table:table-cell table:formula="of:=(3/([.A3]+[.B3]+[.C3]+(1E-070)))*[.B11]" office:value-type="float" office:value="0.659340659340659" calcext:value-type="float">
            <text:p>0.6593406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table:formula="of:=1-[.B12]" office:value-type="float" office:value="0.340659340659341" calcext:value-type="float">
            <text:p>0.3406593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</text:p>
          </table:table-cell>
          <table:table-cell table:formula="of:=(2*[.A3])-[.B3]-[.C3]" office:value-type="float" office:value="1.2156862745098" calcext:value-type="float">
            <text:p>1.2156862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</text:p>
          </table:table-cell>
          <table:table-cell table:formula="of:=2*SQRT(POWER([.A3]-[.B3];2)+(([.A3]-[.C3])*([.B3]-[.C3])))+(1E-070)" office:value-type="float" office:value="1.2156862745098" calcext:value-type="float">
            <text:p>1.2156862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table:formula="of:=DEGREES(ACOS([.B14]/[.B15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table:formula="of:=IF([.C3]&gt;[.B3];360-[.B16];[.B16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20:45.098014083</meta:creation-date>
    <dc:date>2017-10-17T22:03:59.673995314</dc:date>
    <meta:editing-duration>PT29M22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